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fd095" draw:textarea-horizontal-align="justify" draw:textarea-vertical-align="middle" draw:auto-grow-height="false" fo:min-height="36.58cm" fo:min-width="24.9cm" loext:decorative="false"/>
    </style:style>
    <style:style style:name="gr2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568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9.275cm" fo:min-width="19.76cm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b4c7dc" loext:fill-use-slide-background="false" draw:auto-grow-height="true" draw:auto-grow-width="false" fo:min-height="1.26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b66c" loext:fill-use-slide-background="false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ffb66c" loext:fill-use-slide-background="false" draw:auto-grow-height="true" draw:auto-grow-width="false" fo:min-height="4.145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ffb66c" loext:fill-use-slide-background="false" draw:auto-grow-height="true" draw:auto-grow-width="false" fo:min-height="4.145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Dot_20_Dot" svg:stroke-color="#000000" draw:fill="none" draw:fill-color="#b4c7dc" loext:fill-use-slide-background="false" draw:textarea-vertical-align="middle" loext:decorative="false"/>
    </style:style>
    <style:style style:name="gr9" style:family="graphic" style:parent-style-name="objectwithoutfill">
      <style:graphic-properties svg:stroke-width="0.127cm" svg:stroke-color="#000000" draw:marker-start-width="0.406cm" draw:marker-end="Arrow_20_large" draw:marker-end-width="0.508cm" draw:fill="none" draw:fill-color="#afd095" draw:textarea-vertical-align="middle" fo:padding-top="0.189cm" fo:padding-bottom="0.189cm" fo:padding-left="0.314cm" fo:padding-right="0.314cm" loext:decorative="false"/>
    </style:style>
    <style:style style:name="gr10" style:family="graphic" style:parent-style-name="standard">
      <style:graphic-properties draw:stroke="none" draw:fill="none" fo:min-height="1.338cm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744cm" loext:decorative="false"/>
    </style:style>
    <style:style style:name="gr12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185cm" loext:decorative="false"/>
    </style:style>
    <style:style style:name="gr13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6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401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4.83cm" fo:min-width="19.74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3.79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22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none" draw:fill-color="#afd095"/>
      <style:text-properties fo:font-size="36pt" fo:font-weight="bold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size="32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b66c"/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0" style:family="paragraph">
      <loext:graphic-properties draw:fill="none" draw:fill-color="#b4c7dc"/>
      <style:paragraph-properties fo:text-align="center"/>
    </style:style>
    <style:style style:name="P11" style:family="paragraph">
      <loext:graphic-properties draw:fill="none" draw:fill-color="#afd09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b4c7dc"/>
      <style:paragraph-properties fo:text-align="center"/>
      <style:text-properties fo:font-size="32pt" fo:font-weight="bold"/>
    </style:style>
    <style:style style:name="P14" style:family="paragraph">
      <loext:graphic-properties draw:fill="solid" draw:fill-color="#b4c7dc"/>
      <style:paragraph-properties fo:text-align="center" style:writing-mode="lr-tb"/>
      <style:text-properties style:font-name="Liberation Sans2" fo:font-size="24pt" fo:font-style="normal" fo:font-weight="normal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fo:font-size="36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weight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6.8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638cm" svg:height="1.818cm" svg:x="2.222cm" svg:y="0.404cm">
          <draw:text-box>
            <text:p><text:span text:style-name="T1">Vector Query Execution Pipeline</text:span></text:p>
          </draw:text-box>
        </draw:frame>
        <draw:custom-shape draw:style-name="gr3" draw:text-style-name="P3" draw:layer="layout" svg:width="20.26cm" svg:height="9.525cm" svg:x="2.6cm" svg:y="26.3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9cm" svg:height="1.517cm" svg:x="7.62cm" svg:y="26.987cm">
          <draw:text-box>
            <text:p text:style-name="P4"><text:span text:style-name="T2">Scan </text:span><text:span text:style-name="T3">operator</text:span></text:p>
          </draw:text-box>
        </draw:frame>
        <draw:frame draw:style-name="gr5" draw:text-style-name="P7" draw:layer="layout" svg:width="1.307cm" svg:height="4.517cm" svg:x="6.199cm" svg:y="30.846cm">
          <draw:text-box>
            <text:p text:style-name="P6"><text:span text:style-name="T4">VECTOR</text:span></text:p>
          </draw:text-box>
        </draw:frame>
        <draw:frame draw:style-name="gr6" draw:text-style-name="P9" draw:layer="layout" svg:width="1.307cm" svg:height="4.517cm" svg:x="16.509cm" svg:y="30.917cm">
          <draw:text-box>
            <text:p text:style-name="P8"><text:span text:style-name="T4">VECTOR</text:span></text:p>
          </draw:text-box>
        </draw:frame>
        <draw:frame draw:style-name="gr7" draw:text-style-name="P9" draw:layer="layout" svg:width="1.308cm" svg:height="4.517cm" svg:x="8.993cm" svg:y="30.917cm">
          <draw:text-box>
            <text:p text:style-name="P8"><text:span text:style-name="T4">VECTOR</text:span></text:p>
          </draw:text-box>
        </draw:frame>
        <draw:line draw:style-name="gr8" draw:text-style-name="P10" draw:layer="layout" svg:x1="11.28cm" svg:y1="33.057cm" svg:x2="15.201cm" svg:y2="33.057cm">
          <text:p/>
        </draw:line>
        <draw:line draw:style-name="gr9" draw:text-style-name="P11" draw:layer="layout" svg:x1="12.7cm" svg:y1="18.733cm" svg:x2="12.7cm" svg:y2="16.192cm">
          <text:p/>
        </draw:line>
        <draw:line draw:style-name="gr9" draw:text-style-name="P11" draw:layer="layout" svg:x1="9.583cm" svg:y1="26.388cm" svg:x2="9.583cm" svg:y2="23.848cm">
          <text:p/>
        </draw:line>
        <draw:line draw:style-name="gr9" draw:text-style-name="P11" draw:layer="layout" svg:x1="17.146cm" svg:y1="26.309cm" svg:x2="17.146cm" svg:y2="23.769cm">
          <text:p/>
        </draw:line>
        <draw:line draw:style-name="gr8" draw:text-style-name="P10" draw:layer="layout" svg:x1="11.341cm" svg:y1="25.231cm" svg:x2="15.262cm" svg:y2="25.231cm">
          <text:p/>
        </draw:line>
        <draw:frame draw:style-name="gr10" draw:text-style-name="P12" draw:layer="layout" svg:width="18.415cm" svg:height="1.588cm" svg:x="3.492cm" svg:y="28.792cm">
          <draw:text-box>
            <text:p text:style-name="P6"><text:span text:style-name="T5">Retrieve data vector-at-a-time from Monet </text:span><text:span text:style-name="T5">BATs</text:span></text:p>
          </draw:text-box>
        </draw:frame>
        <draw:custom-shape draw:style-name="gr11" draw:text-style-name="P3" draw:layer="layout" svg:width="20.244cm" svg:height="5.08cm" svg:x="2.54cm" svg:y="11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9.685cm" svg:height="5.08cm" svg:x="2.54cm" svg:y="3.492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1.43cm" svg:height="1.905cm" svg:x="6.995cm" svg:y="4.044cm">
          <draw:text-box>
            <text:p text:style-name="P6"><text:span text:style-name="T3">Aggregate operator</text:span></text:p>
          </draw:text-box>
        </draw:frame>
        <draw:frame draw:style-name="gr14" draw:text-style-name="P13" draw:layer="layout" svg:width="9.702cm" svg:height="1.651cm" svg:x="8.006cm" svg:y="11.683cm">
          <draw:text-box>
            <text:p text:style-name="P6"><text:span text:style-name="T3">Project operator</text:span></text:p>
          </draw:text-box>
        </draw:frame>
        <draw:g draw:style-name="gr15">
          <draw:custom-shape draw:style-name="gr16" draw:text-style-name="P14" draw:layer="layout" svg:width="20.244cm" svg:height="5.08cm" svg:x="2.612cm" svg:y="18.74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7" draw:text-style-name="P13" draw:layer="layout" svg:width="10.795cm" svg:height="4.049cm" svg:x="7.62cm" svg:y="19.27cm">
            <draw:text-box>
              <text:p text:style-name="P6"><text:span text:style-name="T2">Select </text:span><text:span text:style-name="T3">operator </text:span></text:p>
            </draw:text-box>
          </draw:frame>
          <draw:frame draw:style-name="gr18" draw:text-style-name="P15" draw:layer="layout" svg:width="17.463cm" svg:height="2.139cm" svg:x="4.127cm" svg:y="20.793cm">
            <draw:text-box>
              <text:p text:style-name="P6"><text:span text:style-name="T6">Create selection vector </text:span></text:p>
              <text:p text:style-name="P6"><text:span text:style-name="T6">with predicate tuple positions</text:span></text:p>
            </draw:text-box>
          </draw:frame>
        </draw:g>
        <draw:frame draw:style-name="gr19" draw:text-style-name="P12" draw:layer="layout" svg:width="17.78cm" svg:height="1.47cm" svg:x="3.927cm" svg:y="13.752cm">
          <draw:text-box>
            <text:p text:style-name="P6"><text:span text:style-name="T5">Calculate expressions for final aggregation</text:span></text:p>
          </draw:text-box>
        </draw:frame>
        <draw:frame draw:style-name="gr20" draw:text-style-name="P12" draw:layer="layout" svg:width="12.744cm" svg:height="1.505cm" svg:x="6.032cm" svg:y="6.314cm">
          <draw:text-box>
            <text:p text:style-name="P6"><text:span text:style-name="T5">Aggregate data for query results</text:span></text:p>
          </draw:text-box>
        </draw:frame>
        <draw:line draw:style-name="gr9" draw:text-style-name="P11" draw:layer="layout" svg:x1="6.918cm" svg:y1="26.383cm" svg:x2="6.918cm" svg:y2="23.842cm">
          <text:p/>
        </draw:line>
        <draw:line draw:style-name="gr9" draw:text-style-name="P11" draw:layer="layout" svg:x1="12.7cm" svg:y1="11.113cm" svg:x2="12.7cm" svg:y2="8.57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36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5.2$Linux_X86_64 LibreOffice_project/60$Build-2</meta:generator>
    <dc:date>2024-02-28T14:48:50.412273240</dc:date>
    <meta:editing-duration>PT17H41M52S</meta:editing-duration>
    <meta:editing-cycles>23</meta:editing-cycles>
    <meta:document-statistic meta:object-count="25"/>
  </office:meta>
</office:document-meta>
</file>